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591cm" table:align="margins" style:shadow="none"/>
    </style:style>
    <style:style style:name="Table2.A" style:family="table-column">
      <style:table-column-properties style:column-width="4.101cm" style:rel-column-width="2325*"/>
    </style:style>
    <style:style style:name="Table2.B" style:family="table-column">
      <style:table-column-properties style:column-width="12.49cm" style:rel-column-width="7081*"/>
    </style:style>
    <style:style style:name="Table2.A2" style:family="table-cell">
      <style:table-cell-properties fo:padding="0cm" fo:border="none"/>
    </style:style>
    <style:style style:name="Table2.A5" style:family="table-cell" style:data-style-name="N0">
      <style:table-cell-properties fo:padding="0cm" fo:border="none"/>
    </style:style>
    <style:style style:name="P1" style:family="paragraph" style:parent-style-name="Header">
      <style:text-properties style:font-name="FreeSans"/>
    </style:style>
    <style:style style:name="P2" style:family="paragraph" style:parent-style-name="sty-LR11L">
      <style:text-properties style:font-name="FreeSans" fo:font-size="12pt" style:font-size-asian="12pt" style:font-size-complex="12pt"/>
    </style:style>
    <style:style style:name="P3" style:family="paragraph" style:parent-style-name="Text-body">
      <style:text-properties style:font-name="FreeSans" fo:font-size="12pt" style:font-size-asian="12pt" style:font-size-complex="12pt"/>
    </style:style>
    <style:style style:name="P4" style:family="paragraph" style:parent-style-name="Standard">
      <style:text-properties style:font-name="FreeSans" fo:font-size="12pt" style:font-size-asian="12pt" style:font-size-complex="12pt"/>
    </style:style>
    <style:style style:name="P5" style:family="paragraph" style:parent-style-name="sty-R11L">
      <style:text-properties style:font-name="FreeSans" fo:font-size="12pt" style:font-size-asian="12pt" style:font-size-complex="12pt"/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hline-p-hr">
      <style:text-properties style:font-name="FreeSans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fro-Americans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Time / Year </text:p>
          </table:table-cell>
          <table:table-cell table:style-name="Table2.A2" office:value-type="string">
            <text:p text:style-name="P5">What happened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5" office:value-type="float" office:value="1619">
            <text:p text:style-name="P2">1619</text:p>
          </table:table-cell>
          <table:table-cell table:style-name="Table2.A2" office:value-type="string">
            <text:p text:style-name="P5">first Africans arrived and settled in Jamestown / Virginia </text:p>
            <text:p text:style-name="P5">English settlers died from harsh conditions, so more and more </text:p>
            <text:p text:style-name="P5">Africans were brought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640 to 1650 </text:p>
          </table:table-cell>
          <table:table-cell table:style-name="Table2.A2" office:value-type="string">
            <text:p text:style-name="P5">several Africans owned farms in Virginia </text:p>
            <text:p text:style-name="P5">they could legally raise crops and cattle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since 1700 </text:p>
          </table:table-cell>
          <table:table-cell table:style-name="Table2.A2" office:value-type="string">
            <text:p text:style-name="P5">fully developed race-based slave system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before 1800 </text:p>
          </table:table-cell>
          <table:table-cell table:style-name="Table2.A2" office:value-type="string">
            <text:p text:style-name="P5">first black churches and congregations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775 </text:p>
          </table:table-cell>
          <table:table-cell table:style-name="Table2.A2" office:value-type="string">
            <text:p text:style-name="P5">population: 20% Africans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770 to 1780 </text:p>
          </table:table-cell>
          <table:table-cell table:style-name="Table2.A2" office:value-type="string">
            <text:p text:style-name="P5">both enslaved and free Africans helped fighting for independence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by 1860 </text:p>
          </table:table-cell>
          <table:table-cell table:style-name="Table2.A2" office:value-type="string">
            <text:p text:style-name="P5">3,5 million enslaved african americans </text:p>
            <text:p text:style-name="P5">500.000 free african americans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863, </text:p>
            <text:p text:style-name="P2">during the civil war</text:p>
          </table:table-cell>
          <table:table-cell table:style-name="Table2.A2" office:value-type="string">
            <text:p text:style-name="P5">President Abraham Lincoln signed the Emancipation Proclamation, </text:p>
            <text:p text:style-name="P5">all slaves were free (Texas: 1865)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after 1863 </text:p>
          </table:table-cell>
          <table:table-cell table:style-name="Table2.A2" office:value-type="string">
            <text:p text:style-name="P5">african americans built schools, churches, banks, social clubs, ...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after 1890 </text:p>
          </table:table-cell>
          <table:table-cell table:style-name="Table2.A2" office:value-type="string">
            <text:p text:style-name="P5">racial violence and discrimination unhindered or encouraged by government: </text:p>
            <text:p text:style-name="P5">racial segregation, voter suppression, nationwide, </text:p>
            <text:p text:style-name="P5">denial of economic opportunity or resources, </text:p>
            <text:p text:style-name="P5">private acts of violence and mass racial violence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954 to 1968 </text:p>
          </table:table-cell>
          <table:table-cell table:style-name="Table2.A2" office:value-type="string">
            <text:p text:style-name="P5">civil rights movement to abolish discrimination </text:p>
            <text:p text:style-name="P5">March on Washington for Jobs and Freedom </text:p>
            <text:p text:style-name="P5">-&gt; pressure on President John F. Kennedy and then Lyndon B. Johnson </text:p>
            <text:p text:style-name="P5">Johnson banned discrimination in public accommodations, employment, and labor unions</text:p>
            <text:p text:style-name="P5">1964 Civil Rights Act </text:p>
            <text:p text:style-name="P5">1965 Voting Rights Act, political participation </text:p>
            <text:p text:style-name="P5">-&gt; economic and political self-sufficiency, and freedom from white authority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2008 </text:p>
          </table:table-cell>
          <table:table-cell table:style-name="Table2.A2" office:value-type="string">
            <text:p text:style-name="P5">Obama became the first Black President of the United States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gskip" style:family="paragraph" style:parent-style-name="Text-body">
      <style:paragraph-properties fo:margin-top="0.199cm" fo:margin-bottom="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margin-top="0cm" fo:margin-bottom="0cm" fo:line-height="0.011cm" fo:padding="0cm" fo:border-left="none" fo:border-right="none" fo:border-top="none" fo:border-bottom="0.011cm solid #000000"/>
    </style:style>
    <style:style style:name="cline-p-hr" style:family="paragraph">
      <style:paragraph-properties fo:margin-top="0cm" fo:margin-bottom="0cm" fo:line-height="0.011cm" fo:padding="0cm" fo:border-left="none" fo:border-right="none" fo:border-top="none" fo:border-bottom="0.011cm solid #000000"/>
    </style:style>
    <style:style style:name="cline-p" style:family="paragraph">
      <style:paragraph-properties fo:line-height="0.002cm" fo:padding="0cm" fo:border="none"/>
    </style:style>
    <style:style style:name="newpage" style:family="paragraph">
      <style:paragraph-properties fo:break-after="page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sty-LR11L" style:family="paragraph" style:parent-style-name="Standard">
      <style:paragraph-properties fo:text-align="start" style:justify-single-word="false" fo:padding-left="0.169cm" fo:padding-right="0.169cm" fo:padding-top="0cm" fo:padding-bottom="0cm" fo:border-left="0.011cm solid #000000" fo:border-right="0.011cm solid #000000" fo:border-top="none" fo:border-bottom="none"/>
    </style:style>
    <style:style style:name="sty-R11L" style:family="paragraph" style:parent-style-name="Standard">
      <style:paragraph-properties fo:text-align="start" style:justify-single-word="false" fo:padding-left="0.169cm" fo:padding-right="0.169cm" fo:padding-top="0cm" fo:padding-bottom="0cm" fo:border-left="none" fo:border-right="0.011cm solid #000000" fo:border-top="none" fo:border-bottom="none"/>
    </style:style>
    <style:style style:name="multicolumn-R11L-sty-LR11L" style:family="paragraph" style:parent-style-name="sty-LR11L">
      <style:paragraph-properties fo:padding-left="0cm" fo:padding-right="0.169cm" fo:padding-top="0cm" fo:padding-bottom="0cm" fo:border-left="none" fo:border-right="0.011cm solid #000000" fo:border-top="none" fo:border-bottom="none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align="end" style:justify-single-word="false" fo:text-indent="0.499cm" style:auto-text-indent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ion-ladder-count="no-limit" style:page-number="auto"/>
      <style:text-properties fo:hyphenate="false" fo:hyphenation-remain-char-count="0" fo:hyphenation-push-char-count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ion-ladder-count="no-limit" style:page-number="auto"/>
      <style:text-properties fo:hyphenate="false" fo:hyphenation-remain-char-count="0" fo:hyphenation-push-char-count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fo:text-align="end" style:justify-single-word="false" fo:hyphenation-ladder-count="no-limit" style:page-number="auto" style:writing-mode="rl-tb"/>
      <style:text-properties fo:hyphenate="false" fo:hyphenation-remain-char-count="0" fo:hyphenation-push-char-count="0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fo:text-align="end" style:justify-single-word="false" fo:hyphenation-ladder-count="no-limit" style:page-number="auto" style:writing-mode="rl-tb"/>
      <style:text-properties fo:hyphenate="false" fo:hyphenation-remain-char-count="0" fo:hyphenation-push-char-count="0"/>
    </style:style>
    <style:style style:name="p-nopar" style:family="paragraph" style:parent-style-name="Text-body">
      <style:paragraph-properties fo:margin-left="0cm" fo:margin-right="0cm" fo:margin-top="0.3cm" fo:margin-bottom="0.3cm" fo:text-align="justify" style:justify-single-word="false" fo:text-indent="0cm" style:auto-text-indent="false"/>
    </style:style>
    <style:style style:name="p-nopar-rtl" style:family="paragraph" style:parent-style-name="Text-body">
      <style:paragraph-properties fo:margin-left="0cm" fo:margin-right="0cm" fo:margin-top="0.3cm" fo:margin-bottom="0.3cm" fo:text-align="end" style:justify-single-word="false" fo:text-indent="0cm" style:auto-text-indent="false" style:writing-mode="rl-tb"/>
    </style:style>
    <style:style style:name="display-math" style:family="paragraph" style:parent-style-name="Text-body">
      <style:paragraph-properties fo:margin-left="0cm" fo:margin-right="0cm" fo:text-align="center" style:justify-single-word="false" fo:text-indent="0cm" style:auto-text-indent="false"/>
    </style:style>
    <style:style style:name="Inside-itemize" style:family="paragraph" style:parent-style-name="Standard" style:list-style-name="Itemize">
      <style:paragraph-properties fo:margin-left="0cm" fo:margin-right="0cm" fo:margin-top="0cm" fo:margin-bottom="0.381cm" fo:text-indent="0cm" style:auto-text-indent="false"/>
    </style:style>
    <style:style style:name="Inside-enumerate" style:family="paragraph" style:parent-style-name="Text-body" style:list-style-name="Enumerate">
      <style:paragraph-properties fo:margin-left="0cm" fo:margin-right="0cm" fo:margin-top="0cm" fo:margin-bottom="0.381cm" fo:text-indent="0cm" style:auto-text-indent="false"/>
    </style:style>
    <style:style style:name="Inside-enumerate-rtl" style:family="paragraph" style:list-style-name="Enumerate-rtl">
      <style:paragraph-properties fo:text-align="end" style:justify-single-word="false" style:writing-mode="rl-tb"/>
    </style:style>
    <style:style style:name="dd" style:family="paragraph" style:parent-style-name="Standard">
      <style:paragraph-properties fo:margin-left="0.889cm" fo:margin-right="0cm" fo:margin-top="0cm" fo:margin-bottom="0.199cm" fo:text-indent="0cm" style:auto-text-indent="false"/>
    </style:style>
    <style:style style:name="dt" style:family="paragraph">
      <style:paragraph-properties fo:margin-left="0.254cm" fo:margin-right="0cm" fo:text-indent="0cm" style:auto-text-indent="false"/>
      <style:text-properties fo:font-weight="bold"/>
    </style:style>
    <style:style style:name="printshorthands-dd" style:family="paragraph" style:parent-style-name="Standard">
      <style:paragraph-properties fo:margin-left="0.889cm" fo:margin-right="0cm" fo:margin-top="0cm" fo:margin-bottom="0.199cm" fo:text-indent="0cm" style:auto-text-indent="false"/>
    </style:style>
    <style:style style:name="printshorthands-dt" style:family="paragraph">
      <style:paragraph-properties fo:margin-left="0.254cm" fo:margin-right="0cm" fo:text-indent="0cm" style:auto-text-indent="false"/>
    </style:style>
    <style:style style:name="printthebibliography-dd" style:family="paragraph" style:parent-style-name="Standard">
      <style:paragraph-properties fo:margin-left="0.889cm" fo:margin-right="0cm" fo:margin-top="0cm" fo:margin-bottom="0.199cm" fo:text-indent="-0.889cm" style:auto-text-indent="false"/>
    </style:style>
    <style:style style:name="printthebibliography-dt" style:family="paragraph">
      <style:paragraph-properties fo:margin-left="0cm" fo:margin-right="0cm" fo:margin-top="0cm" fo:margin-bottom="0cm" fo:text-indent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>
      <style:paragraph-properties fo:margin-left="1cm" fo:margin-right="1cm" fo:margin-top="0.199cm" fo:margin-bottom="0.199cm" fo:text-align="end" style:justify-single-word="false" fo:text-indent="0cm" style:auto-text-indent="false" style:writing-mode="rl-tb"/>
    </style:style>
    <style:style style:name="begin-env-p" style:family="paragraph">
      <style:paragraph-properties fo:margin-top="0.199cm" fo:margin-bottom="0cm" fo:line-height="0.011cm"/>
    </style:style>
    <style:style style:name="end-env-p" style:family="paragraph">
      <style:paragraph-properties fo:margin-top="0cm" fo:margin-bottom="0.199cm" fo:line-height="0.011cm"/>
    </style:style>
    <style:style style:name="Contents-Heading" style:family="paragraph" style:parent-style-name="Heading" style:class="index">
      <style:paragraph-properties fo:margin-left="0cm" fo:margin-right="0cm" fo:margin-top="0.499cm" fo:margin-bottom="0.199cm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cm" fo:margin-right="0cm" fo:text-indent="0cm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style:style style:name="algorithmic-dd" style:family="paragraph" style:parent-style-name="Standard">
      <style:paragraph-properties fo:margin-left="0.889cm" fo:margin-right="0cm" fo:margin-top="0cm" fo:margin-bottom="0.199cm" fo:text-indent="0cm" style:auto-text-indent="false"/>
    </style:style>
    <style:style style:name="algorithmic-dt" style:family="paragraph">
      <style:paragraph-properties fo:margin-left="0.254cm" fo:margin-right="0cm" fo:text-indent="0cm" style:auto-text-indent="false"/>
    </style:style>
    <style:style style:name="Preformatted-Text" style:family="paragraph" style:parent-style-name="Standard">
      <style:paragraph-properties fo:margin-left="0cm" fo:margin-right="0cm" fo:margin-top="0.199cm" fo:margin-bottom="0.199cm" fo:text-indent="0cm" style:auto-text-indent="false"/>
      <style:text-properties style:font-name="monospace"/>
    </style:style>
    <style:style style:name="Preformatted-Text-rtl" style:family="paragraph" style:parent-style-name="Standard">
      <style:paragraph-properties fo:margin-left="0cm" fo:margin-right="0cm" fo:margin-top="0.199cm" fo:margin-bottom="0.199cm" fo:text-align="end" style:justify-single-word="false" fo:text-indent="0cm" style:auto-text-indent="false" style:writing-mode="rl-tb"/>
      <style:text-properties style:font-name="monospace"/>
    </style:style>
    <style:style style:name="Footnote" style:family="paragraph" style:parent-style-name="Standard" style:class="extra">
      <style:paragraph-properties fo:margin-left="0cm" fo:margin-right="0cm" fo:text-indent="0.508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Heading" style:next-style-name="author" style:class="chapter">
      <style:paragraph-properties fo:margin-top="0.42cm" fo:margin-bottom="0.51cm" fo:text-align="center" style:justify-single-word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rtl" style:family="paragraph" style:next-style-name="author-rtl" style:class="chapter">
      <style:paragraph-properties fo:margin-top="0.42cm" fo:margin-bottom="0.51cm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text-indent="0cm" style:auto-text-indent="false">
        <style:tab-stops>
          <style:tab-stop style:position="16.999cm" style:type="right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margin-right="0cm" fo:text-indent="-1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align="end" style:justify-single-word="false" fo:text-indent="0.499cm" style:auto-text-indent="true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auto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499cm" style:auto-text-indent="false"/>
    </style:style>
    <style:style style:name="part" style:family="paragraph" style:parent-style-name="Heading" style:next-style-name="Text-body">
      <style:paragraph-properties fo:margin-top="0.52cm" fo:margin-bottom="0.21cm"/>
    </style:style>
    <style:style style:name="Heading-1" style:family="paragraph" style:parent-style-name="Heading" style:next-style-name="Text-body" style:class="text">
      <style:paragraph-properties fo:margin-top="1.411cm" fo:margin-bottom="0.882cm"/>
    </style:style>
    <style:style style:name="Heading-1-rtl" style:family="paragraph" style:next-style-name="Text-body-rtl" style:class="text">
      <style:paragraph-properties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margin-top="0.423cm" fo:margin-bottom="0.318cm"/>
    </style:style>
    <style:style style:name="Heading-2-rtl" style:family="paragraph" style:parent-style-name="Heading" style:next-style-name="Text-body" style:class="text">
      <style:paragraph-properties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/>
    <style:style style:name="Heading-3-rtl" style:family="paragraph" style:next-style-name="Text-body-rtl" style:class="text">
      <style:paragraph-properties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margin-top="0.42cm" fo:margin-bottom="0cm"/>
    </style:style>
    <style:style style:name="Heading-4-rtl" style:family="paragraph" style:next-style-name="Text-body-rtl" style:class="text">
      <style:paragraph-properties fo:margin-top="0.42cm" fo:margin-bottom="0cm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text-align="end" style:justify-single-word="false" fo:text-indent="0cm" style:auto-text-indent="false" style:writing-mode="rl-tb"/>
    </style:style>
    <style:style style:name="Heading-6" style:family="paragraph" style:parent-style-name="Heading" style:next-style-name="Text-body" style:class="text"/>
    <style:style style:name="Heading-6-rtl" style:family="paragraph" style:next-style-name="Text-body-rtl" style:class="text">
      <style:paragraph-properties fo:text-align="end" style:justify-single-word="false" style:writing-mode="rl-tb"/>
    </style:style>
    <style:style style:name="Heading-7" style:family="paragraph" style:parent-style-name="Heading" style:next-style-name="Text-body" style:class="text"/>
    <style:style style:name="Heading-7-rtl" style:family="paragraph" style:next-style-name="Text-body-rtl" style:class="text">
      <style:paragraph-properties fo:text-align="end" style:justify-single-word="false" style:writing-mode="rl-tb"/>
    </style:style>
    <style:style style:name="Heading-8" style:family="paragraph" style:parent-style-name="Heading" style:next-style-name="Text-body" style:class="text"/>
    <style:style style:name="Heading-8-rtl" style:family="paragraph" style:next-style-name="Text-body-rtl" style:class="text">
      <style:paragraph-properties fo:text-align="end" style:justify-single-word="false" style:writing-mode="rl-tb"/>
    </style:style>
    <style:style style:name="Heading-9" style:family="paragraph" style:parent-style-name="Heading" style:next-style-name="Text-body" style:class="text"/>
    <style:style style:name="Heading-9-rtl" style:family="paragraph" style:parent-style-name="Heading" style:next-style-name="Text-body" style:class="text">
      <style:paragraph-properties fo:text-align="end" style:justify-single-word="false" style:writing-mode="rl-tb"/>
    </style:style>
    <style:style style:name="Heading-10" style:family="paragraph" style:parent-style-name="Heading" style:next-style-name="Text-body" style:class="text"/>
    <style:style style:name="Heading-10-rtl" style:family="paragraph" style:next-style-name="Text-body-rtl" style:class="text"/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reference-ref" style:family="text">
      <style:text-properties style:text-underline-style="solid" style:text-underline-width="bold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% 100%"/>
    </style:style>
    <style:style style:name="LATEX" style:family="text">
      <style:text-properties style:text-position="15% 70%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verb" style:family="text">
      <style:text-properties style:font-name="monospace"/>
    </style:style>
    <style:style style:name="obeylines-h" style:family="text"/>
    <style:style style:name="obeylines-v" style:family="text"/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style:text-position="0% 100%" fo:font-style="normal" fo:font-weight="normal"/>
    </style:style>
    <style:style style:name="texttt" style:family="text">
      <style:text-properties style:font-name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/>
    <style:style style:name="underline" style:family="text">
      <style:text-properties style:text-underline-style="solid" style:text-underline-width="auto" style:text-underline-color="font-color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Bullet-Symbols" style:family="text"/>
    <style:style style:name="Numbering-Symbols" style:family="text"/>
    <style:style style:name="Source-Text" style:family="text"/>
    <style:style style:name="mml-inline" style:family="graphic" style:parent-style-name="Formula">
      <style:graphic-properties svg:y="0cm" style:vertical-pos="middle" style:vertical-rel="text"/>
    </style:style>
    <style:style style:name="mml-display" style:family="graphic" style:parent-style-name="Formula">
      <style:graphic-properties svg:x="0cm" style:wrap="none" style:horizontal-pos="center" style:horizontal-rel="paragraph-content" fo:background-color="transparent" style:background-transparency="100%">
        <style:background-image/>
      </style:graphic-properties>
    </style:style>
    <style:style style:name="Formula" style:family="graphic">
      <style:graphic-properties text:anchor-type="as-char" svg:y="0cm" fo:margin-left="0.011cm" fo:margin-right="0.011cm" style:vertical-pos="middle" style:vertical-rel="text"/>
    </style:style>
    <style:style style:name="env-frame" style:family="graphic">
      <style:graphic-properties svg:x="0cm" svg:y="0cm" style:vertical-pos="top" style:vertical-rel="page-content" style:horizontal-pos="from-left" style:horizontal-rel="paragraph-content" fo:padding="0cm" fo:border="none" style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temize">
      <text:list-level-style-bullet text:level="1" text:style-name="Bullet-Symbols" text:bullet-char="•">
        <style:list-level-properties text:space-before="0.381cm" text:min-label-width="0.508cm" text:min-label-distance="0.127cm"/>
      </text:list-level-style-bullet>
      <text:list-level-style-bullet text:level="2" text:style-name="Bullet-Symbols" text:bullet-char="-">
        <style:list-level-properties text:space-before="0.889cm" text:min-label-width="0.508cm" text:min-label-distance="0.127cm"/>
      </text:list-level-style-bullet>
      <text:list-level-style-bullet text:level="3" text:style-name="Bullet-Symbols" text:bullet-char="⁎">
        <style:list-level-properties text:space-before="1.397cm" text:min-label-width="0.508cm" text:min-label-distance="0.127cm"/>
      </text:list-level-style-bullet>
      <text:list-level-style-bullet text:level="4" text:style-name="Bullet-Symbols" text:bullet-char="·">
        <style:list-level-properties text:space-before="1.905cm" text:min-label-width="0.508cm" text:min-label-distance="0.127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umerate">
      <text:list-level-style-number text:level="1" text:style-name="Numbering-Symbols" style:num-suffix="." style:num-format="1">
        <style:list-level-properties text:space-before="0.381cm" text:min-label-width="0.508cm" text:min-label-distance="0.127cm"/>
      </text:list-level-style-number>
      <text:list-level-style-number text:level="2" text:style-name="Numbering-Symbols" style:num-prefix="(" style:num-suffix=")" style:num-format="a">
        <style:list-level-properties text:space-before="0.889cm" text:min-label-width="0.508cm" text:min-label-distance="0.127cm"/>
      </text:list-level-style-number>
      <text:list-level-style-number text:level="3" text:style-name="Numbering-Symbols" style:num-suffix="." style:num-format="i">
        <style:list-level-properties text:space-before="1.524cm" text:min-label-width="0.508cm" text:min-label-distance="0.127cm"/>
      </text:list-level-style-number>
      <text:list-level-style-number text:level="4" text:style-name="Numbering-Symbols" style:num-suffix="." style:num-format="A">
        <style:list-level-properties text:space-before="2.032cm" text:min-label-width="0.508cm" text:min-label-distance="0.127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umerate-rtl">
      <text:list-level-style-number text:level="1" text:style-name="Numbering-Symbols" style:num-suffix="." style:num-format="1">
        <style:list-level-properties text:space-before="0.381cm" text:min-label-distance="0.127cm"/>
      </text:list-level-style-number>
      <text:list-level-style-number text:level="2" text:style-name="Numbering-Symbols" style:num-prefix="(" style:num-suffix=")" style:num-format="1">
        <style:list-level-properties text:space-before="0.889cm" text:min-label-distance="0.127cm"/>
      </text:list-level-style-number>
      <text:list-level-style-number text:level="3" text:style-name="Numbering-Symbols" style:num-suffix="." style:num-format="1">
        <style:list-level-properties text:space-before="1.524cm" text:min-label-distance="0.127cm"/>
      </text:list-level-style-number>
      <text:list-level-style-number text:level="4" text:style-name="Numbering-Symbols" style:num-suffix="." style:num-format="1">
        <style:list-level-properties text:space-before="2.032cm" text:min-label-distance="0.127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description">
      <text:list-level-style-bullet text:level="1" text:style-name="Source-Text" text:bullet-char=" ">
        <style:list-level-properties/>
      </text:list-level-style-bullet>
      <text:list-level-style-bullet text:level="2" text:style-name="Source-Text" text:bullet-char=" ">
        <style:list-level-properties text:space-before="0.508cm" text:min-label-width="0.508cm" text:min-label-distance="0.127cm"/>
      </text:list-level-style-bullet>
      <text:list-level-style-bullet text:level="3" text:style-name="Source-Text" text:bullet-char=" ">
        <style:list-level-properties text:space-before="1.016cm" text:min-label-width="0.508cm" text:min-label-distance="0.127cm"/>
      </text:list-level-style-bullet>
      <text:list-level-style-bullet text:level="4" text:style-name="Source-Text" text:bullet-char=" ">
        <style:list-level-properties text:space-before="1.524cm" text:min-label-width="0.508cm" text:min-label-distance="0.127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">
      <text:list-level-style-bullet text:level="1" text:style-name="Source-Text" text:bullet-char=" ">
        <style:list-level-properties/>
      </text:list-level-style-bullet>
      <text:list-level-style-bullet text:level="2" text:style-name="Source-Text" text:bullet-char=" ">
        <style:list-level-properties text:space-before="0.508cm" text:min-label-width="0.508cm" text:min-label-distance="0.127cm"/>
      </text:list-level-style-bullet>
      <text:list-level-style-bullet text:level="3" text:style-name="Source-Text" text:bullet-char=" ">
        <style:list-level-properties text:space-before="1.016cm" text:min-label-width="0.508cm" text:min-label-distance="0.127cm"/>
      </text:list-level-style-bullet>
      <text:list-level-style-bullet text:level="4" text:style-name="Source-Text" text:bullet-char=" ">
        <style:list-level-properties text:space-before="1.524cm" text:min-label-width="0.508cm" text:min-label-distance="0.127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rintshorthands">
      <text:list-level-style-bullet text:level="1" text:style-name="Source-Text" text:bullet-char=" 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rintthebibliography">
      <text:list-level-style-bullet text:level="1" text:style-name="Source-Text" text:bullet-char=" 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gorithmic">
      <text:list-level-style-bullet text:level="1" text:style-name="Source-Text" text:bullet-char=" ">
        <style:list-level-properties/>
      </text:list-level-style-bullet>
      <text:list-level-style-bullet text:level="2" text:style-name="Source-Text" text:bullet-char=" ">
        <style:list-level-properties text:space-before="0.508cm" text:min-label-width="0.508cm" text:min-label-distance="0.127cm"/>
      </text:list-level-style-bullet>
      <text:list-level-style-bullet text:level="3" text:style-name="Source-Text" text:bullet-char=" ">
        <style:list-level-properties text:space-before="1.016cm" text:min-label-width="0.508cm" text:min-label-distance="0.127cm"/>
      </text:list-level-style-bullet>
      <text:list-level-style-bullet text:level="4" text:style-name="Source-Text" text:bullet-char=" ">
        <style:list-level-properties text:space-before="1.524cm" text:min-label-width="0.508cm" text:min-label-distance="0.127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/>
    </style:style>
    <style:page-layout style:name="Mpm1">
      <style:page-layout-properties fo:page-width="21.671cm" fo:page-height="28.046cm" style:num-format="1" style:print-orientation="portrait" fo:margin-top="2cm" fo:margin-bottom="2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bias Schulz<text:tab/><text:tab/>22.01.2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X4ht from English.tex, options: xhtml,ooffice,html,refcaption 
(http://www.cse.ohio-state.edu/~gurari/TeX4ht/)  
</meta:initial-creator>
    <meta:generator>OpenOffice.org/3.1$Linux OpenOffice.org_project/310m19$Build-9420</meta:generator>
    <meta:creation-date>2010-01-22 10:53:00</meta:creation-date>
    <dc:date>2010-01-22T11:01:51</dc:date>
    <dc:creator>Tobias Schulz</dc:creator>
    <meta:editing-duration>PT00H05M56S</meta:editing-duration>
    <meta:editing-cycles>2</meta:editing-cycles>
    <meta:document-statistic meta:table-count="1" meta:image-count="0" meta:object-count="0" meta:page-count="1" meta:paragraph-count="43" meta:word-count="217" meta:character-count="1498"/>
  </office:meta>
</office:document-meta>
</file>